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413ec1030" style:family="table" style:master-page-name="ta-mp-0x7f6413ec1030">
      <style:table-properties table:display="true" style:writing-mode="lr-tb"/>
    </style:style>
    <style:style style:name="ta-0x7f6413ec1220" style:family="table" style:master-page-name="ta-mp-0x7f6413ec1220">
      <style:table-properties table:display="true" style:writing-mode="lr-tb"/>
    </style:style>
    <style:style style:name="ta-0x7f6413ec1410" style:family="table" style:master-page-name="ta-mp-0x7f6413ec1410">
      <style:table-properties table:display="true" style:writing-mode="lr-tb"/>
    </style:style>
    <style:style style:name="ta-0x7f6413ec1600" style:family="table" style:master-page-name="ta-mp-0x7f6413ec1600">
      <style:table-properties table:display="true" style:writing-mode="lr-tb"/>
    </style:style>
    <style:style style:name="ta-0x7f6413ec17f0" style:family="table" style:master-page-name="ta-mp-0x7f6413ec17f0">
      <style:table-properties table:display="true" style:writing-mode="lr-tb"/>
    </style:style>
    <style:style style:name="ta-0x7f6413ec19e0" style:family="table" style:master-page-name="ta-mp-0x7f6413ec1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413eae95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a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b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c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df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3eaef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8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e1a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3eaf1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d6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5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e1b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3eaf2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6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9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3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73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a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d0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da5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db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b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e1c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3eafe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1a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5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ff5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2c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6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8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d92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d5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e1d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3eb09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d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1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a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0e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b11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1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1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dd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e1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fd562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6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9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4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7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b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d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4b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ae3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c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3ee1f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41fd56e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72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75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6f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73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41fd576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9.75pt" style:use-optimal-column-width="false"/>
    </style:style>
    <style:style style:name="ACOL-6" style:family="table-column">
      <style:table-column-properties style:column-width="197.25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6413f4ee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413f57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413f5c0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413f618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6413ec1030" table:print="false">
        <office:forms form:automatic-focus="false" form:apply-design-mode="false">
          <form:form/>
        </office:forms>
        <table:table-column table:default-cell-style-name="ACE-0x7f6413eae830" table:style-name="ACOL-1"/>
        <table:table-column table:style-name="ACOL-0" table:number-columns-repeated="127"/>
        <table:table-row table:style-name="AROW-0">
          <table:table-cell table:style-name="ACE-0x7f6413eae95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6413eaea80" table:content-validation-name="VAL-0x7f6413f4ee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413eaeba8" table:content-validation-name="VAL-0x7f6413f578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6413eaecd0" table:content-validation-name="VAL-0x7f6413f5c010" office:value-type="string">
            <text:p>selectByCategoryButton</text:p>
          </table:table-cell>
          <table:table-cell table:number-columns-repeated="127" table:style-name="Gnumeric-default"/>
        </table:table-row>
        <table:table-row table:style-name="AROW-0">
          <table:table-cell table:style-name="ACE-0x7f6413eaedf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413eaef20" table:content-validation-name="VAL-0x7f6413f618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6413ec1220" table:print="false">
        <office:forms form:automatic-focus="false" form:apply-design-mode="false">
          <form:form/>
        </office:forms>
        <table:table-column table:default-cell-style-name="ACE-0x7f6413eaf048" table:style-name="ACOL-3"/>
        <table:table-column table:default-cell-style-name="ACE-0x7f6413eaf048" table:style-name="ACOL-4"/>
        <table:table-column table:default-cell-style-name="ACE-0x7f6413eaf048" table:style-name="ACOL-5"/>
        <table:table-column table:default-cell-style-name="ACE-0x7f6413eaf048" table:style-name="ACOL-6"/>
        <table:table-column table:default-cell-style-name="ACE-0x7f6413eaf048" table:style-name="ACOL-7" table:number-columns-repeated="2"/>
        <table:table-column table:default-cell-style-name="ACE-0x7f6413eaf048" table:style-name="ACOL-8"/>
        <table:table-column table:default-cell-style-name="ACE-0x7f6413eaf048" table:style-name="ACOL-9"/>
        <table:table-column table:default-cell-style-name="ACE-0x7f6413ee1b30" table:style-name="ACOL-0" table:number-columns-repeated="120"/>
        <table:table-row table:style-name="AROW-0">
          <table:table-cell table:style-name="ACE-0x7f6413eaf170" office:value-type="string">
            <text:p>User Name</text:p>
          </table:table-cell>
          <table:table-cell table:style-name="ACE-0x7f6413eaf298" office:value-type="string">
            <text:p>Password</text:p>
          </table:table-cell>
          <table:table-cell table:style-name="ACE-0x7f6413eaf298" office:value-type="string">
            <text:p>Category Name</text:p>
          </table:table-cell>
          <table:table-cell table:style-name="ACE-0x7f6413eaf3c0" office:value-type="string">
            <text:p>Message</text:p>
          </table:table-cell>
          <table:table-cell table:number-columns-repeated="4" table:style-name="ACE-0x7f6413eaf048"/>
          <table:table-cell table:number-columns-repeated="120" table:style-name="ACE-0x7f6413ee1b30"/>
        </table:table-row>
        <table:table-row table:style-name="AROW-0">
          <table:table-cell table:style-name="ACE-0x7f6413ead6d8" office:value-type="string">
            <text:p>testshopclue@sc.com</text:p>
          </table:table-cell>
          <table:table-cell table:style-name="ACE-0x7f6413eaf610" office:value-type="float" office:value="123456">
            <text:p>123456</text:p>
          </table:table-cell>
          <table:table-cell table:style-name="ACE-0x7f6413eaf610" office:value-type="string">
            <text:p>Health is Wealth</text:p>
          </table:table-cell>
          <table:table-cell table:style-name="ACE-0x7f6413eaf738" office:value-type="string">
            <text:p>The items were added successfully</text:p>
          </table:table-cell>
          <table:table-cell table:number-columns-repeated="4" table:style-name="ACE-0x7f6413eaf048"/>
          <table:table-cell table:number-columns-repeated="120" table:style-name="ACE-0x7f6413ee1b30"/>
        </table:table-row>
        <table:table-row table:style-name="AROW-0">
          <table:table-cell table:style-name="ACE-0x7f6413eae5e0" office:value-type="string">
            <text:p>testshopclue@sc.com</text:p>
          </table:table-cell>
          <table:table-cell table:style-name="ACE-0x7f6413eaf988" office:value-type="float" office:value="123456">
            <text:p>123456</text:p>
          </table:table-cell>
          <table:table-cell table:style-name="ACE-0x7f6413eaf988"/>
          <table:table-cell table:style-name="ACE-0x7f6413eafab0"/>
          <table:table-cell table:number-columns-repeated="4" table:style-name="ACE-0x7f6413eaf048"/>
          <table:table-cell table:number-columns-repeated="120" table:style-name="ACE-0x7f6413ee1b3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6413ee1b3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6413ec1410" table:print="false">
        <office:forms form:automatic-focus="false" form:apply-design-mode="false">
          <form:form/>
        </office:forms>
        <table:table-column table:default-cell-style-name="ACE-0x7f6413eafbd8" table:style-name="ACOL-3"/>
        <table:table-column table:default-cell-style-name="ACE-0x7f6413eafbd8" table:style-name="ACOL-4"/>
        <table:table-column table:default-cell-style-name="ACE-0x7f6413eafbd8" table:style-name="ACOL-5"/>
        <table:table-column table:default-cell-style-name="ACE-0x7f6413eafbd8" table:style-name="ACOL-6"/>
        <table:table-column table:default-cell-style-name="ACE-0x7f6413eafbd8" table:style-name="ACOL-7" table:number-columns-repeated="2"/>
        <table:table-column table:default-cell-style-name="ACE-0x7f6413eafbd8" table:style-name="ACOL-8"/>
        <table:table-column table:default-cell-style-name="ACE-0x7f6413eafbd8" table:style-name="ACOL-9"/>
        <table:table-column table:default-cell-style-name="ACE-0x7f6413ee1c58" table:style-name="ACOL-0" table:number-columns-repeated="120"/>
        <table:table-row table:style-name="AROW-0">
          <table:table-cell table:style-name="ACE-0x7f6413eafd00" office:value-type="string">
            <text:p>User Name</text:p>
          </table:table-cell>
          <table:table-cell table:style-name="ACE-0x7f6413eafe28" office:value-type="string">
            <text:p>Password</text:p>
          </table:table-cell>
          <table:table-cell table:style-name="ACE-0x7f6413eafe28" office:value-type="string">
            <text:p>Category Name</text:p>
          </table:table-cell>
          <table:table-cell table:style-name="ACE-0x7f6413eaff50" office:value-type="string">
            <text:p>Message</text:p>
          </table:table-cell>
          <table:table-cell table:number-columns-repeated="4" table:style-name="ACE-0x7f6413eafbd8"/>
          <table:table-cell table:number-columns-repeated="120" table:style-name="ACE-0x7f6413ee1c58"/>
        </table:table-row>
        <table:table-row table:style-name="AROW-0">
          <table:table-cell table:style-name="ACE-0x7f6413eada50" office:value-type="string">
            <text:p>testshopclue@sc.com</text:p>
          </table:table-cell>
          <table:table-cell table:style-name="ACE-0x7f6413eb01a0" office:value-type="float" office:value="123456">
            <text:p>123456</text:p>
          </table:table-cell>
          <table:table-cell table:style-name="ACE-0x7f6413eb01a0" office:value-type="string">
            <text:p>Health is Wealth</text:p>
          </table:table-cell>
          <table:table-cell table:style-name="ACE-0x7f6413eb02c8" office:value-type="string">
            <text:p>The items were added successfully</text:p>
          </table:table-cell>
          <table:table-cell table:number-columns-repeated="4" table:style-name="ACE-0x7f6413eafbd8"/>
          <table:table-cell table:number-columns-repeated="120" table:style-name="ACE-0x7f6413ee1c58"/>
        </table:table-row>
        <table:table-row table:style-name="AROW-0">
          <table:table-cell table:style-name="ACE-0x7f6413eadb78" office:value-type="string">
            <text:p>testshopclue@sc.com</text:p>
          </table:table-cell>
          <table:table-cell table:style-name="ACE-0x7f6413eb0518" office:value-type="float" office:value="123456">
            <text:p>123456</text:p>
          </table:table-cell>
          <table:table-cell table:style-name="ACE-0x7f6413eb0518"/>
          <table:table-cell table:style-name="ACE-0x7f6413eb0640"/>
          <table:table-cell table:number-columns-repeated="4" table:style-name="ACE-0x7f6413eafbd8"/>
          <table:table-cell table:number-columns-repeated="120" table:style-name="ACE-0x7f6413ee1c5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6413ee1c5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6413ec1600" table:print="false">
        <office:forms form:automatic-focus="false" form:apply-design-mode="false">
          <form:form/>
        </office:forms>
        <table:table-column table:default-cell-style-name="ACE-0x7f6413eb0768" table:style-name="ACOL-3"/>
        <table:table-column table:default-cell-style-name="ACE-0x7f6413eb0768" table:style-name="ACOL-4"/>
        <table:table-column table:default-cell-style-name="ACE-0x7f6413eb0768" table:style-name="ACOL-5"/>
        <table:table-column table:default-cell-style-name="ACE-0x7f6413eb0768" table:style-name="ACOL-6"/>
        <table:table-column table:default-cell-style-name="ACE-0x7f6413eb0768" table:style-name="ACOL-7" table:number-columns-repeated="2"/>
        <table:table-column table:default-cell-style-name="ACE-0x7f6413eb0768" table:style-name="ACOL-8"/>
        <table:table-column table:default-cell-style-name="ACE-0x7f6413eb0768" table:style-name="ACOL-9"/>
        <table:table-column table:default-cell-style-name="ACE-0x7f6413ee1d80" table:style-name="ACOL-0" table:number-columns-repeated="120"/>
        <table:table-row table:style-name="AROW-0">
          <table:table-cell table:style-name="ACE-0x7f6413eb0890" office:value-type="string">
            <text:p>User Name</text:p>
          </table:table-cell>
          <table:table-cell table:style-name="ACE-0x7f6413eb09b8" office:value-type="string">
            <text:p>Password</text:p>
          </table:table-cell>
          <table:table-cell table:style-name="ACE-0x7f6413eb09b8" office:value-type="string">
            <text:p>Category Name</text:p>
          </table:table-cell>
          <table:table-cell table:style-name="ACE-0x7f6413eb0ae0" office:value-type="string">
            <text:p>Message</text:p>
          </table:table-cell>
          <table:table-cell table:number-columns-repeated="4" table:style-name="ACE-0x7f6413eb0768"/>
          <table:table-cell table:number-columns-repeated="120" table:style-name="ACE-0x7f6413ee1d80"/>
        </table:table-row>
        <table:table-row table:style-name="AROW-0">
          <table:table-cell table:style-name="ACE-0x7f6413ead928" office:value-type="string">
            <text:p>testshopclue@sc.com</text:p>
          </table:table-cell>
          <table:table-cell table:style-name="ACE-0x7f6413eb0d30" office:value-type="float" office:value="123456">
            <text:p>123456</text:p>
          </table:table-cell>
          <table:table-cell table:style-name="ACE-0x7f6413eb0d30" office:value-type="string">
            <text:p>Health is Wealth</text:p>
          </table:table-cell>
          <table:table-cell table:style-name="ACE-0x7f6413eb0e58" office:value-type="string">
            <text:p>The items were added successfully</text:p>
          </table:table-cell>
          <table:table-cell table:number-columns-repeated="4" table:style-name="ACE-0x7f6413eb0768"/>
          <table:table-cell table:number-columns-repeated="120" table:style-name="ACE-0x7f6413ee1d80"/>
        </table:table-row>
        <table:table-row table:style-name="AROW-0">
          <table:table-cell table:style-name="ACE-0x7f6413ead5b0" office:value-type="string">
            <text:p>testshopclue@sc.com</text:p>
          </table:table-cell>
          <table:table-cell table:style-name="ACE-0x7f6413eb10a8" office:value-type="float" office:value="123456">
            <text:p>123456</text:p>
          </table:table-cell>
          <table:table-cell table:style-name="ACE-0x7f6413eb10a8"/>
          <table:table-cell table:style-name="ACE-0x7f6413eb11d0"/>
          <table:table-cell table:number-columns-repeated="4" table:style-name="ACE-0x7f6413eb0768"/>
          <table:table-cell table:number-columns-repeated="120" table:style-name="ACE-0x7f6413ee1d8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6413ee1d8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6413ec17f0" table:print="false">
        <office:forms form:automatic-focus="false" form:apply-design-mode="false">
          <form:form/>
        </office:forms>
        <table:table-column table:default-cell-style-name="ACE-0x7f641fd560a8" table:style-name="ACOL-3"/>
        <table:table-column table:default-cell-style-name="ACE-0x7f641fd560a8" table:style-name="ACOL-4"/>
        <table:table-column table:default-cell-style-name="ACE-0x7f641fd560a8" table:style-name="ACOL-5"/>
        <table:table-column table:default-cell-style-name="ACE-0x7f641fd560a8" table:style-name="ACOL-6"/>
        <table:table-column table:default-cell-style-name="ACE-0x7f641fd560a8" table:style-name="ACOL-7" table:number-columns-repeated="2"/>
        <table:table-column table:default-cell-style-name="ACE-0x7f641fd560a8" table:style-name="ACOL-8"/>
        <table:table-column table:default-cell-style-name="ACE-0x7f641fd560a8" table:style-name="ACOL-9"/>
        <table:table-column table:default-cell-style-name="ACE-0x7f6413ee1ea8" table:style-name="ACOL-0" table:number-columns-repeated="120"/>
        <table:table-row table:style-name="AROW-0">
          <table:table-cell table:style-name="ACE-0x7f641fd561d0" office:value-type="string">
            <text:p>User Name</text:p>
          </table:table-cell>
          <table:table-cell table:style-name="ACE-0x7f641fd562f8" office:value-type="string">
            <text:p>Password</text:p>
          </table:table-cell>
          <table:table-cell table:style-name="ACE-0x7f641fd562f8" office:value-type="string">
            <text:p>Category Name</text:p>
          </table:table-cell>
          <table:table-cell table:style-name="ACE-0x7f641fd56420" office:value-type="string">
            <text:p>Message</text:p>
          </table:table-cell>
          <table:table-cell table:number-columns-repeated="4" table:style-name="ACE-0x7f641fd560a8"/>
          <table:table-cell table:number-columns-repeated="120" table:style-name="ACE-0x7f6413ee1ea8"/>
        </table:table-row>
        <table:table-row table:style-name="AROW-0">
          <table:table-cell table:style-name="ACE-0x7f6413eae140" office:value-type="string">
            <text:p>testshopclue@sc.com</text:p>
          </table:table-cell>
          <table:table-cell table:style-name="ACE-0x7f641fd56670" office:value-type="float" office:value="123456">
            <text:p>123456</text:p>
          </table:table-cell>
          <table:table-cell table:style-name="ACE-0x7f641fd56670" office:value-type="string">
            <text:p>Health is Wealth</text:p>
          </table:table-cell>
          <table:table-cell table:style-name="ACE-0x7f641fd56798" office:value-type="string">
            <text:p>The items were added successfully</text:p>
          </table:table-cell>
          <table:table-cell table:number-columns-repeated="4" table:style-name="ACE-0x7f641fd560a8"/>
          <table:table-cell table:number-columns-repeated="120" table:style-name="ACE-0x7f6413ee1ea8"/>
        </table:table-row>
        <table:table-row table:style-name="AROW-0">
          <table:table-cell table:style-name="ACE-0x7f6413eaddc8" office:value-type="string">
            <text:p>testshopclue@sc.com</text:p>
          </table:table-cell>
          <table:table-cell table:style-name="ACE-0x7f641fd569e8" office:value-type="float" office:value="123456">
            <text:p>123456</text:p>
          </table:table-cell>
          <table:table-cell table:style-name="ACE-0x7f641fd569e8"/>
          <table:table-cell table:style-name="ACE-0x7f641fd56b10"/>
          <table:table-cell table:number-columns-repeated="4" table:style-name="ACE-0x7f641fd560a8"/>
          <table:table-cell table:number-columns-repeated="120" table:style-name="ACE-0x7f6413ee1ea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6413ee1ea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6413ec19e0" table:print="false">
        <office:forms form:automatic-focus="false" form:apply-design-mode="false">
          <form:form/>
        </office:forms>
        <table:table-column table:default-cell-style-name="ACE-0x7f641fd56c38" table:style-name="ACOL-3"/>
        <table:table-column table:default-cell-style-name="ACE-0x7f641fd56c38" table:style-name="ACOL-4"/>
        <table:table-column table:default-cell-style-name="ACE-0x7f641fd56c38" table:style-name="ACOL-5"/>
        <table:table-column table:default-cell-style-name="ACE-0x7f641fd56c38" table:style-name="ACOL-6"/>
        <table:table-column table:default-cell-style-name="ACE-0x7f641fd56c38" table:style-name="ACOL-7" table:number-columns-repeated="2"/>
        <table:table-column table:default-cell-style-name="ACE-0x7f641fd56c38" table:style-name="ACOL-8"/>
        <table:table-column table:default-cell-style-name="ACE-0x7f641fd56c38" table:style-name="ACOL-9"/>
        <table:table-column table:default-cell-style-name="ACE-0x7f6413ee1fd0" table:style-name="ACOL-0" table:number-columns-repeated="120"/>
        <table:table-row table:style-name="AROW-0">
          <table:table-cell table:style-name="ACE-0x7f641fd56d60" office:value-type="string">
            <text:p>User Name</text:p>
          </table:table-cell>
          <table:table-cell table:style-name="ACE-0x7f641fd56e88" office:value-type="string">
            <text:p>Password</text:p>
          </table:table-cell>
          <table:table-cell table:style-name="ACE-0x7f641fd56e88" office:value-type="string">
            <text:p>Category Name</text:p>
          </table:table-cell>
          <table:table-cell table:style-name="ACE-0x7f641fd56fb0" office:value-type="string">
            <text:p>Message</text:p>
          </table:table-cell>
          <table:table-cell table:number-columns-repeated="4" table:style-name="ACE-0x7f641fd56c38"/>
          <table:table-cell table:number-columns-repeated="120" table:style-name="ACE-0x7f6413ee1fd0"/>
        </table:table-row>
        <table:table-row table:style-name="AROW-0">
          <table:table-cell table:style-name="ACE-0x7f6413eae4b8" office:value-type="string">
            <text:p>testshopclue@sc.com</text:p>
          </table:table-cell>
          <table:table-cell table:style-name="ACE-0x7f641fd57200" office:value-type="float" office:value="123456">
            <text:p>123456</text:p>
          </table:table-cell>
          <table:table-cell table:style-name="ACE-0x7f641fd57200" office:value-type="string">
            <text:p>Health is Wealth</text:p>
          </table:table-cell>
          <table:table-cell table:style-name="ACE-0x7f641fd57328" office:value-type="string">
            <text:p>The items were added successfully</text:p>
          </table:table-cell>
          <table:table-cell table:number-columns-repeated="4" table:style-name="ACE-0x7f641fd56c38"/>
          <table:table-cell table:number-columns-repeated="120" table:style-name="ACE-0x7f6413ee1fd0"/>
        </table:table-row>
        <table:table-row table:style-name="AROW-0">
          <table:table-cell table:style-name="ACE-0x7f6413eae390" office:value-type="string">
            <text:p>testshopclue@sc.com</text:p>
          </table:table-cell>
          <table:table-cell table:style-name="ACE-0x7f641fd57578" office:value-type="float" office:value="123456">
            <text:p>123456</text:p>
          </table:table-cell>
          <table:table-cell table:style-name="ACE-0x7f641fd57578"/>
          <table:table-cell table:style-name="ACE-0x7f641fd576a0"/>
          <table:table-cell table:number-columns-repeated="4" table:style-name="ACE-0x7f641fd56c38"/>
          <table:table-cell table:number-columns-repeated="120" table:style-name="ACE-0x7f6413ee1fd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6413ee1fd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6413e6e7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413ea4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413ece1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41cbef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41cbae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41ce1e2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6413ec1030" style:display-name="TestCase" style:page-layout-name="pl-0x7f6413e6e7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413ec1220" style:display-name="AQA1_TestData" style:page-layout-name="pl-0x7f6413ea4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413ec1410" style:display-name="AQA2_TestData" style:page-layout-name="pl-0x7f6413ece1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413ec1600" style:display-name="AQA3_TestData" style:page-layout-name="pl-0x7f641cbef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413ec17f0" style:display-name="AQA4_TestData" style:page-layout-name="pl-0x7f641cbae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413ec19e0" style:display-name="AQA5_TestData" style:page-layout-name="pl-0x7f641ce1e2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8:34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